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7f3" officeooo:paragraph-rsid="000512e5"/>
    </style:style>
    <style:style style:name="P2" style:family="paragraph" style:parent-style-name="Standard">
      <style:text-properties fo:font-weight="normal" officeooo:rsid="000357f3" officeooo:paragraph-rsid="000512e5" style:font-weight-asian="normal" style:font-weight-complex="normal"/>
    </style:style>
    <style:style style:name="P3" style:family="paragraph" style:parent-style-name="Standard">
      <style:text-properties fo:font-weight="normal" officeooo:rsid="000357f3" officeooo:paragraph-rsid="00071712" style:font-weight-asian="normal" style:font-weight-complex="normal"/>
    </style:style>
    <style:style style:name="P4" style:family="paragraph" style:parent-style-name="Standard">
      <style:text-properties officeooo:rsid="00071712" officeooo:paragraph-rsid="00071712"/>
    </style:style>
    <style:style style:name="P5" style:family="paragraph" style:parent-style-name="Standard">
      <style:text-properties officeooo:rsid="00071712" officeooo:paragraph-rsid="000786fb"/>
    </style:style>
    <style:style style:name="P6" style:family="paragraph" style:parent-style-name="Standard">
      <style:text-properties officeooo:rsid="000aed2a" officeooo:paragraph-rsid="000aed2a"/>
    </style:style>
    <style:style style:name="T1" style:family="text">
      <style:text-properties officeooo:rsid="000512e5"/>
    </style:style>
    <style:style style:name="T2" style:family="text">
      <style:text-properties officeooo:rsid="0006a46b"/>
    </style:style>
    <style:style style:name="T3" style:family="text">
      <style:text-properties fo:font-weight="normal" officeooo:rsid="0006a46b" style:font-weight-asian="normal" style:font-weight-complex="normal"/>
    </style:style>
    <style:style style:name="T4" style:family="text">
      <style:text-properties fo:font-weight="normal" officeooo:rsid="00071712" style:font-weight-asian="normal" style:font-weight-complex="normal"/>
    </style:style>
    <style:style style:name="T5" style:family="text">
      <style:text-properties officeooo:rsid="00071712"/>
    </style:style>
    <style:style style:name="T6" style:family="text">
      <style:text-properties officeooo:rsid="000786fb"/>
    </style:style>
    <style:style style:name="T7" style:family="text">
      <style:text-properties officeooo:rsid="0009250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ей является разработка и наладка ИИ-ассистента для помощи в вопросах учебы и получения дополнитльного материала. LLM(Large Language Machine) <text:span text:style-name="T1">как понятие о моделировании поведения и надстроек помощника-ассистента сыграет ключевую роль в реализации намеченых целей. Сниппет </text:span><text:span text:style-name="T2">дальше по тексту. </text:span></text:p>
      <text:p text:style-name="P1"/>
      <text:p text:style-name="P1"># By default, we Google Gemini <text:span text:style-name="T2">Ключевая функция. В которую мы передаем запрос </text:span><text:span text:style-name="T3">“промпт”, получаем ответ </text:span><text:span text:style-name="T4">от ИИ</text:span></text:p>
      <text:p text:style-name="P2">def call_llm(prompt: str, use_cache: bool = True) -&gt; str:</text:p>
      <text:p text:style-name="P2"><text:s text:c="4"/>provider = get_llm_provider()</text:p>
      <text:p text:style-name="P2"><text:s text:c="4"/>if provider == "GEMINI":</text:p>
      <text:p text:style-name="P2"><text:s text:c="8"/>response_text = _call_llm_gemini(prompt)</text:p>
      <text:p text:style-name="P2"><text:s text:c="4"/>else: <text:s/># generic method using a URL that is OpenAI compatible API (Ollama, ...)</text:p>
      <text:p text:style-name="P2"><text:s text:c="8"/>response_text = _call_llm_provider(prompt)</text:p>
      <text:p text:style-name="P3"><text:s text:c="4"/>logger.info(f"RESPONSE: {response_text}")#<text:span text:style-name="T5">Логирование запроса к ИИ</text:span></text:p>
      <text:p text:style-name="P2"><text:s text:c="4"/>return response_text</text:p>
      <text:p text:style-name="P2"/>
      <text:p text:style-name="P2"/>
      <text:p text:style-name="P4">Получаем ответ в результате обработки запроса, есть два вида получаемого ответа: текст, который мы получаем, работая, например с обычными языковыми моделями ИЛИ текст структурированный(здесь - .yaml), <text:span text:style-name="T6">имеющий иерархию, </text:span><text:span text:style-name="T7">для более гибкого формирования след. запросов.</text:span> <text:span text:style-name="T7">Модель, которая была создана нами, работает на узлах “нодах”, узлы в свою очередь создают пайплайн “трубу” мыслительных обработок памяти предыдущих запросов. </text:span><text:s/>Пример:# Node 1 - AppriseStudentGrades - Results of person</text:p>
      <text:p text:style-name="P4"># -------------------------------------------------------------------------------</text:p>
      <text:p text:style-name="P4">class AssessStudentLevel(Node):</text:p>
      <text:p text:style-name="P4"><text:s text:c="4"/>"""Описание работы, совершаемой узлом “”</text:p>
      <text:p text:style-name="P4"><text:s text:c="4"/>Node: AssessStudentLevel</text:p>
      <text:p text:style-name="P4"><text:s text:c="4"/>Purpose: Evaluate student's knowledge across subjects</text:p>
      <text:p text:style-name="P4"><text:s text:c="4"/>and generate a structured profile.</text:p>
      <text:p text:style-name="P4"><text:s text:c="4"/>"""</text:p>
      <text:p text:style-name="P4"/>
      <text:p text:style-name="P4"><text:s text:c="4"/>def prep(self, shared):</text:p>
      <text:p text:style-name="P4"><text:s text:c="8"/>student_data = shared["student_data"] <text:s/># dict from Database['data']</text:p>
      <text:p text:style-name="P4"><text:s text:c="8"/>use_cache = shared.get("use_cache", True)</text:p>
      <text:p text:style-name="P4"><text:s text:c="8"/>max_subjects = shared.get("max_subjects", 10)</text:p>
      <text:p text:style-name="P4"><text:s text:c="8"/>return student_data, use_cache, max_subjects</text:p>
      <text:p text:style-name="P4"/>
      <text:p text:style-name="P4"><text:s text:c="4"/>def exec(self, prep_res):</text:p>
      <text:p text:style-name="P4"><text:s text:c="8"/>student_data, use_cache, max_subjects = prep_res</text:p>
      <text:p text:style-name="P4"><text:s text:c="8"/>print(f"Assessing knowledge level for {student_data.get('Full Name', 'Unknown')}...")</text:p>
      <text:p text:style-name="P4"><text:s text:c="8"/>prompt = f"""</text:p>
      <text:p text:style-name="P4">You are an experienced school teacher AI. The data you received </text:p>
      <text:p text:style-name="P4"><text:s/>contains school grades for subjects (highest score is 5), class number,</text:p>
      <text:p text:style-name="P4"><text:s/>and student biography.</text:p>
      <text:p text:style-name="P4"/>
      <text:p text:style-name="P4">Student Data:</text:p>
      <text:p text:style-name="P4">{student_data}</text:p>
      <text:p text:style-name="P4"/>
      <text:p text:style-name="P4">For EACH subject (up to {max_subjects}):</text:p>
      <text:p text:style-name="P4">1. Assign a knowledge level: Very Low, Average, Above Average, High.</text:p>
      <text:p text:style-name="P4">2. Provide reasoning in 1-3 sentences.</text:p>
      <text:p text:style-name="P4"><text:soft-page-break/>3. Identify main strengths and gaps.</text:p>
      <text:p text:style-name="P4"/>
      <text:p text:style-name="P4">Output STRICTLY in YAML format:</text:p>
      <text:p text:style-name="P4"/>
      <text:p text:style-name="P4">```yaml</text:p>
      <text:p text:style-name="P4">student_profile:<text:tab/><text:tab/>Здесь мы явно задаем формат вывода-ответа от ИИ, чтобы </text:p>
      <text:p text:style-name="P4"><text:s text:c="2"/>subjects:<text:tab/><text:tab/><text:tab/>ему же было проще <text:span text:style-name="T6">продолжать работу с точки остановки</text:span></text:p>
      <text:p text:style-name="P4"><text:s text:c="4"/>- name: ""</text:p>
      <text:p text:style-name="P4"><text:s text:c="6"/>level: ""</text:p>
      <text:p text:style-name="P4"><text:s text:c="6"/>reasoning: |</text:p>
      <text:p text:style-name="P4"><text:s text:c="8"/>...</text:p>
      <text:p text:style-name="P4"><text:s text:c="6"/>strengths:</text:p>
      <text:p text:style-name="P4"><text:s text:c="8"/>- ""</text:p>
      <text:p text:style-name="P4"><text:s text:c="6"/>gaps:</text:p>
      <text:p text:style-name="P4"><text:s text:c="8"/>- ""</text:p>
      <text:p text:style-name="P4">```"""</text:p>
      <text:p text:style-name="P4"/>
      <text:p text:style-name="P4"><text:s text:c="8"/>response = call_llm(prompt, use_cache=(use_cache and self.cur_retry == 0))</text:p>
      <text:p text:style-name="P4"/>
      <text:p text:style-name="P5"><text:s text:c="8"/># --- Extract YAML safely ---#</text:p>
      <text:p text:style-name="P4"><text:s text:c="8"/>match = re.search(r"```yaml(.*?)```", response, re.DOTALL)</text:p>
      <text:p text:style-name="P4"><text:s text:c="8"/>if not match:</text:p>
      <text:p text:style-name="P4"><text:s text:c="12"/>raise ValueError("No YAML block found in LLM output")</text:p>
      <text:p text:style-name="P4"><text:s text:c="8"/>yaml_str = match.group(1).strip()</text:p>
      <text:p text:style-name="P4"/>
      <text:p text:style-name="P4"><text:s text:c="8"/>profile = yaml.safe_load(yaml_str)</text:p>
      <text:p text:style-name="P4"><text:s text:c="8"/>if "student_profile" not in profile:</text:p>
      <text:p text:style-name="P4"><text:s text:c="12"/>raise ValueError("Missing 'student_profile' key in LLM output.")</text:p>
      <text:p text:style-name="P4"><text:s text:c="8"/>return profile</text:p>
      <text:p text:style-name="P4"/>
      <text:p text:style-name="P4"><text:s text:c="4"/>def post(self, shared, prep_res, exec_res):</text:p>
      <text:p text:style-name="P4"><text:s text:c="8"/>shared["student_profile"] = exec_res</text:p>
      <text:p text:style-name="P4"><text:s text:c="8"/>print("Student profile stored in shared['student_profile'].")</text:p>
      <text:p text:style-name="P4"/>
      <text:p text:style-name="P6">В законченной работе мы прописали таких 5 нодов, финальный отвечает за формирование отчета(.html) в нашем случае</text:p>
      <text:p text:style-name="P6"/>
      <text:p text:style-name="P6">from nodes import (</text:p>
      <text:p text:style-name="P6"><text:s text:c="4"/>AssessStudentLevel,</text:p>
      <text:p text:style-name="P6"><text:s text:c="4"/>PrioritizeSubjects,</text:p>
      <text:p text:style-name="P6"><text:s text:c="4"/>KnowledgeToDiscover,</text:p>
      <text:p text:style-name="P6"><text:s text:c="4"/>FinalTeacherConclusion,</text:p>
      <text:p text:style-name="P6"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598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22:08:56.189756442</meta:creation-date>
    <meta:editing-duration>PT5M39S</meta:editing-duration>
    <meta:editing-cycles>2</meta:editing-cycles>
    <meta:generator>LibreOffice/25.8.3.2$Linux_X86_64 LibreOffice_project/580$Build-2</meta:generator>
    <dc:date>2026-01-09T23:01:25.040422240</dc:date>
    <meta:document-statistic meta:table-count="0" meta:image-count="0" meta:object-count="0" meta:page-count="2" meta:paragraph-count="69" meta:word-count="412" meta:character-count="3567" meta:non-whitespace-character-count="2916"/>
  </office:meta>
</office:document-meta>
</file>